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fill="solid" draw:fill-color="#002060" draw:opacity="0%" draw:shadow="hidden" loext:decorative="false"/>
    </style:style>
    <style:style style:name="gr3" style:family="graphic" style:parent-style-name="standard">
      <style:graphic-properties draw:stroke="solid" svg:stroke-width="0.026cm" svg:stroke-color="#00206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none" draw:fill="solid" draw:fill-color="#002060" draw:shadow="hidden" loext:decorative="false"/>
    </style:style>
    <style:style style:name="gr6" style:family="graphic" style:parent-style-name="standard">
      <style:graphic-properties draw:stroke="none" draw:fill="none" draw:textarea-vertical-align="middle" fo:min-height="1.623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4672c4" draw:opacity="0%" draw:shadow="hidden" loext:decorative="false"/>
    </style:style>
    <style:style style:name="gr8" style:family="graphic" style:parent-style-name="standard">
      <style:graphic-properties draw:stroke="none" draw:fill="none" draw:textarea-vertical-align="middle" fo:min-height="0.988cm" fo:min-width="2.54cm" fo:padding-top="0.141cm" fo:padding-bottom="0.141cm" fo:padding-left="0.141cm" fo:padding-right="0.141cm" loext:decorative="false"/>
      <style:paragraph-properties style:writing-mode="lr-tb"/>
    </style:style>
    <style:style style:name="gr9" style:family="graphic" style:parent-style-name="standard">
      <style:graphic-properties draw:stroke="solid" svg:stroke-width="0.008cm" svg:stroke-color="#00206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10" style:family="graphic" style:parent-style-name="standard">
      <style:graphic-properties draw:stroke="none" draw:fill="solid" draw:fill-color="#ffffff" draw:shadow="hidden" loext:decorative="false"/>
    </style:style>
    <style:style style:name="gr11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2" style:family="graphic" style:parent-style-name="standard">
      <style:graphic-properties draw:stroke="none" draw:fill="none" draw:textarea-vertical-align="middle" fo:min-height="0.512cm" fo:min-width="2.54cm" fo:padding-top="0.141cm" fo:padding-bottom="0.141cm" fo:padding-left="0.212cm" fo:padding-right="0.212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147cm" fo:min-width="2.54cm" fo:padding-top="0.141cm" fo:padding-bottom="0.141cm" fo:padding-left="0.212cm" fo:padding-right="0.212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15" style:family="graphic" style:parent-style-name="standard">
      <style:graphic-properties draw:stroke="none" draw:fill="none" draw:textarea-vertical-align="middle" fo:min-height="1.742cm" fo:min-width="2.54cm" fo:padding-top="0.141cm" fo:padding-bottom="0.141cm" fo:padding-left="0.141cm" fo:padding-right="0.141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09cm" svg:stroke-color="#00206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17" style:family="graphic" style:parent-style-name="standard">
      <style:graphic-properties draw:stroke="none" draw:fill="none" draw:textarea-vertical-align="middle" fo:min-height="0.433cm" fo:min-width="2.54cm" fo:padding-top="0.141cm" fo:padding-bottom="0.141cm" fo:padding-left="0.141cm" fo:padding-right="0.141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1.993cm" fo:min-width="2.54cm" fo:padding-top="0.141cm" fo:padding-bottom="0.141cm" fo:padding-left="0.141cm" fo:padding-right="0.141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3.466cm" fo:min-width="2.54cm" fo:padding-top="0.141cm" fo:padding-bottom="0.141cm" fo:padding-left="0.141cm" fo:padding-right="0.141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545cm" fo:min-width="2.54cm" fo:padding-top="0.141cm" fo:padding-bottom="0.141cm" fo:padding-left="0.141cm" fo:padding-right="0.141cm" loext:decorative="false"/>
      <style:paragraph-properties style:writing-mode="lr-tb"/>
    </style:style>
    <style:style style:name="gr21" style:family="graphic" style:parent-style-name="standard">
      <style:graphic-properties draw:stroke="solid" svg:stroke-width="0.026cm" svg:stroke-color="#203864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22" style:family="graphic" style:parent-style-name="standard">
      <style:graphic-properties draw:stroke="none" draw:fill="none" draw:textarea-vertical-align="middle" fo:min-height="1.206cm" fo:min-width="2.54cm" fo:padding-top="0.141cm" fo:padding-bottom="0.141cm" fo:padding-left="0.141cm" fo:padding-right="0.141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1.517cm" fo:min-width="2.54cm" fo:padding-top="0.141cm" fo:padding-bottom="0.141cm" fo:padding-left="0.141cm" fo:padding-right="0.141cm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4672c4" draw:shadow="hidden" loext:decorative="false"/>
    </style:style>
    <style:style style:name="gr25" style:family="graphic" style:parent-style-name="standard">
      <style:graphic-properties draw:stroke="none" draw:fill="none" draw:textarea-vertical-align="middle" fo:min-height="0.631cm" fo:min-width="2.54cm" fo:padding-top="0.141cm" fo:padding-bottom="0.141cm" fo:padding-left="0.141cm" fo:padding-right="0.141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6.386cm" fo:min-width="2.54cm" fo:padding-top="0.141cm" fo:padding-bottom="0.141cm" fo:padding-left="0.141cm" fo:padding-right="0.141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2.826cm" fo:min-width="2.54cm" fo:padding-top="0.141cm" fo:padding-bottom="0.141cm" fo:padding-left="0.141cm" fo:padding-right="0.141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.608cm" fo:min-width="2.54cm" fo:padding-top="0.141cm" fo:padding-bottom="0.141cm" fo:padding-left="0.141cm" fo:padding-right="0.141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771cm" fo:min-width="2.54cm" fo:padding-top="0.141cm" fo:padding-bottom="0.141cm" fo:padding-left="0.141cm" fo:padding-right="0.141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 loext:decorative="false"/>
      <style:paragraph-properties style:writing-mode="lr-tb"/>
    </style:style>
    <style:style style:name="gr31" style:family="graphic" style:parent-style-name="standard">
      <style:graphic-properties draw:stroke="solid" svg:stroke-width="0.009cm" svg:stroke-color="#ffffff" svg:stroke-opacity="100%" draw:stroke-linejoin="miter" svg:stroke-linecap="butt" draw:fill="none" fo:padding-top="0.129cm" fo:padding-bottom="0.129cm" fo:padding-left="0.254cm" fo:padding-right="0.254cm" loext:decorative="false"/>
    </style:style>
    <style:style style:name="gr32" style:family="graphic" style:parent-style-name="standard">
      <style:graphic-properties draw:stroke="none" draw:fill="none" draw:textarea-vertical-align="middle" fo:min-height="1.764cm" fo:min-width="2.54cm" fo:padding-top="0.141cm" fo:padding-bottom="0.141cm" fo:padding-left="0.141cm" fo:padding-right="0.141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1.312cm" fo:min-width="2.54cm" fo:padding-top="0.141cm" fo:padding-bottom="0.141cm" fo:padding-left="0.141cm" fo:padding-right="0.141cm" loext:decorative="false"/>
      <style:paragraph-properties style:writing-mode="lr-tb"/>
    </style:style>
    <style:style style:name="P1" style:family="paragraph">
      <loext:graphic-properties draw:fill="solid" draw:fill-color="#002060" draw:opacity="0%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2060"/>
      <style:text-properties fo:color="#eeeeee" loext:opacity="100%"/>
    </style:style>
    <style:style style:name="P4" style:family="paragraph">
      <loext:graphic-properties draw:fill="none"/>
      <style:text-properties fo:color="#eeeeee" loext:opacity="100%"/>
    </style:style>
    <style:style style:name="P5" style:family="paragraph">
      <style:paragraph-properties fo:margin-left="0cm" fo:margin-right="0cm" fo:margin-top="0cm" fo:margin-bottom="0cm" fo:line-height="120%" fo:text-align="start" fo:text-indent="0cm"/>
      <style:text-properties fo:color="#ffffff" loext:opacity="100%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color="#ffffff" loext:opacity="100%"/>
    </style:style>
    <style:style style:name="P7" style:family="paragraph">
      <loext:graphic-properties draw:fill="solid" draw:fill-color="#4672c4" draw:opacity="0%"/>
    </style:style>
    <style:style style:name="P8" style:family="paragraph">
      <loext:graphic-properties draw:fill="solid" draw:fill-color="#002060"/>
    </style:style>
    <style:style style:name="P9" style:family="paragraph">
      <style:paragraph-properties fo:margin-left="0cm" fo:margin-right="0cm" fo:margin-top="0cm" fo:margin-bottom="0cm" fo:line-height="120%" fo:text-align="center" fo:text-indent="0cm"/>
      <style:text-properties fo:color="#ffffff" loext:opacity="100%"/>
    </style:style>
    <style:style style:name="P10" style:family="paragraph">
      <loext:graphic-properties draw:fill="none"/>
      <style:text-properties fo:color="#ffffff" loext:opacity="100%"/>
    </style:style>
    <style:style style:name="P11" style:family="paragraph">
      <loext:graphic-properties draw:fill="solid" draw:fill-color="#ffffff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style:paragraph-properties fo:margin-left="0cm" fo:margin-right="0cm" fo:margin-top="0cm" fo:margin-bottom="0cm" fo:line-height="120%" fo:text-align="center" fo:text-indent="0cm"/>
    </style:style>
    <style:style style:name="P14" style:family="paragraph">
      <style:paragraph-properties fo:margin-left="0.635cm" fo:margin-right="0cm" fo:margin-top="0cm" fo:margin-bottom="0cm" fo:line-height="120%" fo:text-align="start" fo:text-indent="-0.635cm"/>
    </style:style>
    <style:style style:name="P15" style:family="paragraph">
      <loext:graphic-properties draw:fill="solid" draw:fill-color="#002060"/>
      <style:text-properties fo:color="#ffffff" loext:opacity="100%"/>
    </style:style>
    <style:style style:name="P1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ffffff" loext:opacity="100%"/>
    </style:style>
    <style:style style:name="P17" style:family="paragraph">
      <loext:graphic-properties draw:fill="solid" draw:fill-color="#4672c4"/>
    </style:style>
    <style:style style:name="T1" style:family="text">
      <style:text-properties fo:color="#ffffff" loext:opacity="100%" style:font-name="Calibri" fo:font-size="16pt" style:font-name-asian="Calibri" style:font-size-asian="16pt" style:font-name-complex="Calibri" style:font-size-complex="16pt"/>
    </style:style>
    <style:style style:name="T2" style:family="text">
      <style:text-properties fo:color="#ffffff" loext:opacity="100%" style:font-name="Calibri" fo:font-size="12pt" style:font-name-asian="Calibri" style:font-size-asian="12pt" style:font-name-complex="Calibri" style:font-size-complex="12pt"/>
    </style:style>
    <style:style style:name="T3" style:family="text">
      <style:text-properties fo:color="#000000" loext:opacity="100%" style:font-name="Calibri" fo:font-size="12pt" style:font-name-asian="Calibri" style:font-size-asian="12pt" style:font-name-complex="Calibri" style:font-size-complex="12pt" style:text-scale="110%"/>
    </style:style>
    <style:style style:name="T4" style:family="text">
      <style:text-properties fo:color="#ffffff" loext:opacity="100%" style:font-name="Calibri" fo:font-size="10pt" style:font-name-asian="Calibri" style:font-size-asian="10pt" style:font-name-complex="Calibri" style:font-size-complex="10pt"/>
    </style:style>
    <style:style style:name="T5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T6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7" style:family="text">
      <style:text-properties style:font-name="Calibri" fo:font-size="10pt" style:font-name-asian="Calibri" style:font-size-asian="10pt" style:font-name-complex="Calibri" style:font-size-complex="10pt"/>
    </style:style>
    <style:style style:name="T8" style:family="text">
      <style:text-properties fo:color="#000000" loext:opacity="100%" style:font-name="Calibri" fo:font-size="10pt" style:font-name-asian="Calibri" style:font-size-asian="10pt" style:font-name-complex="Calibri" style:font-size-complex="10pt" style:text-scale="11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">
        <style:list-level-properties text:min-label-width="0.635cm"/>
        <style:text-properties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 draw:style-name="gr1">
          <draw:polygon draw:style-name="gr2" draw:text-style-name="P1" draw:layer="layout" svg:width="38.616cm" svg:height="32.351cm" svg:x="3.026cm" svg:y="0.423cm" svg:viewBox="0 0 38617 32352" draw:points="0,32352 38617,32352 38617,0 0,0">
            <text:p/>
          </draw:polygon>
          <draw:polygon draw:style-name="gr3" draw:text-style-name="P2" draw:layer="layout" svg:width="38.616cm" svg:height="32.351cm" svg:x="3.026cm" svg:y="0.423cm" svg:viewBox="0 0 38617 32352" draw:points="0,32352 38617,32352 38617,0 0,0">
            <text:p/>
          </draw:polygon>
        </draw:g>
        <draw:g draw:style-name="gr4">
          <draw:g draw:style-name="gr1">
            <draw:polygon draw:style-name="gr5" draw:text-style-name="P3" draw:layer="layout" svg:width="38.616cm" svg:height="1.905cm" svg:x="3.026cm" svg:y="0.423cm" svg:viewBox="0 0 38617 1906" draw:points="0,1906 38617,1906 38617,0 0,0">
              <text:p/>
            </draw:polygon>
            <draw:polygon draw:style-name="gr3" draw:text-style-name="P4" draw:layer="layout" svg:width="38.616cm" svg:height="1.905cm" svg:x="3.026cm" svg:y="0.423cm" svg:viewBox="0 0 38617 1906" draw:points="0,1906 38617,1906 38617,0 0,0">
              <text:p/>
            </draw:polygon>
          </draw:g>
          <draw:frame draw:style-name="gr6" draw:text-style-name="P6" draw:layer="layout" svg:width="38.616cm" svg:height="1.905cm" svg:x="3.026cm" svg:y="0.423cm">
            <draw:text-box>
              <text:p text:style-name="P5"><text:span text:style-name="T1">Desired State: </text:span><text:span text:style-name="T1">Fax </text:span><text:span text:style-name="T1">Management </text:span><text:span text:style-name="T1">Workflow for </text:span><text:span text:style-name="T1">Primary Care</text:span></text:p>
              <text:p text:style-name="P5"><text:span text:style-name="T1"><text:s text:c="9"/></text:span><text:span text:style-name="T1">NOTE: </text:span><text:span text:style-name="T1">This workflow </text:span><text:span text:style-name="T1">represents an </text:span><text:span text:style-name="T1">ideal state. It </text:span><text:span text:style-name="T1">is not </text:span><text:span text:style-name="T1">reflective of </text:span><text:span text:style-name="T1">the current </text:span><text:span text:style-name="T1">state of </text:span><text:span text:style-name="T1">document </text:span><text:span text:style-name="T1">management </text:span><text:span text:style-name="T1">in Primary </text:span><text:span text:style-name="T1">Care clinics</text:span></text:p>
            </draw:text-box>
          </draw:frame>
        </draw:g>
        <draw:polygon draw:style-name="gr7" draw:text-style-name="P7" draw:layer="layout" svg:width="38.616cm" svg:height="29.811cm" svg:x="3.026cm" svg:y="2.963cm" svg:viewBox="0 0 38617 29812" draw:points="0,29812 38617,29812 38617,0 0,0">
          <text:p/>
        </draw:polygon>
        <draw:g draw:style-name="gr1">
          <draw:polygon draw:style-name="gr2" draw:text-style-name="P1" draw:layer="layout" svg:width="38.616cm" svg:height="10.68cm" svg:x="3.026cm" svg:y="2.963cm" svg:viewBox="0 0 38617 10681" draw:points="0,10681 38617,10681 38617,0 0,0">
            <text:p/>
          </draw:polygon>
          <draw:polygon draw:style-name="gr3" draw:text-style-name="P2" draw:layer="layout" svg:width="38.616cm" svg:height="10.68cm" svg:x="3.026cm" svg:y="2.963cm" svg:viewBox="0 0 38617 10681" draw:points="0,10681 38617,10681 38617,0 0,0">
            <text:p/>
          </draw:polygon>
        </draw:g>
        <draw:g draw:style-name="gr4">
          <draw:g draw:style-name="gr1">
            <draw:polygon draw:style-name="gr5" draw:text-style-name="P8" draw:layer="layout" svg:width="1.27cm" svg:height="10.68cm" svg:x="3.026cm" svg:y="2.963cm" svg:viewBox="0 0 1271 10681" draw:points="1271,10681 1271,0 0,0 0,10681">
              <text:p/>
            </draw:polygon>
            <draw:polygon draw:style-name="gr3" draw:text-style-name="P2" draw:layer="layout" svg:width="1.27cm" svg:height="10.68cm" svg:x="3.026cm" svg:y="2.963cm" svg:viewBox="0 0 1271 10681" draw:points="1271,10681 1271,0 0,0 0,10681">
              <text:p/>
            </draw:polygon>
          </draw:g>
          <draw:frame draw:style-name="gr8" draw:text-style-name="P10" draw:layer="layout" svg:width="10.68cm" svg:height="1.27cm" draw:transform="rotate (1.5707963267949) translate (3.026cm 13.643cm)">
            <draw:text-box>
              <text:p text:style-name="P9"><text:span text:style-name="T2">MSA</text:span></text:p>
            </draw:text-box>
          </draw:frame>
        </draw:g>
        <draw:g draw:style-name="gr1">
          <draw:polygon draw:style-name="gr2" draw:text-style-name="P1" draw:layer="layout" svg:width="38.616cm" svg:height="11.89cm" svg:x="3.026cm" svg:y="13.643cm" svg:viewBox="0 0 38617 11891" draw:points="0,11891 38617,11891 38617,0 0,0">
            <text:p/>
          </draw:polygon>
          <draw:polygon draw:style-name="gr3" draw:text-style-name="P2" draw:layer="layout" svg:width="38.616cm" svg:height="11.89cm" svg:x="3.026cm" svg:y="13.643cm" svg:viewBox="0 0 38617 11891" draw:points="0,11891 38617,11891 38617,0 0,0">
            <text:p/>
          </draw:polygon>
        </draw:g>
        <draw:g draw:style-name="gr4">
          <draw:g draw:style-name="gr1">
            <draw:polygon draw:style-name="gr5" draw:text-style-name="P8" draw:layer="layout" svg:width="1.27cm" svg:height="11.89cm" svg:x="3.026cm" svg:y="13.643cm" svg:viewBox="0 0 1271 11891" draw:points="1271,11891 1271,0 0,0 0,11891">
              <text:p/>
            </draw:polygon>
            <draw:polygon draw:style-name="gr3" draw:text-style-name="P2" draw:layer="layout" svg:width="1.27cm" svg:height="11.89cm" svg:x="3.026cm" svg:y="13.643cm" svg:viewBox="0 0 1271 11891" draw:points="1271,11891 1271,0 0,0 0,11891">
              <text:p/>
            </draw:polygon>
          </draw:g>
          <draw:frame draw:style-name="gr8" draw:text-style-name="P10" draw:layer="layout" svg:width="11.89cm" svg:height="1.27cm" draw:transform="rotate (1.5707963267949) translate (3.026cm 25.533cm)">
            <draw:text-box>
              <text:p text:style-name="P9"><text:span text:style-name="T2">MD</text:span></text:p>
            </draw:text-box>
          </draw:frame>
        </draw:g>
        <draw:g draw:style-name="gr1">
          <draw:polygon draw:style-name="gr2" draw:text-style-name="P1" draw:layer="layout" svg:width="38.616cm" svg:height="7.241cm" svg:x="3.026cm" svg:y="25.533cm" svg:viewBox="0 0 38617 7242" draw:points="0,7242 38617,7242 38617,0 0,0">
            <text:p/>
          </draw:polygon>
          <draw:polygon draw:style-name="gr3" draw:text-style-name="P2" draw:layer="layout" svg:width="38.616cm" svg:height="7.241cm" svg:x="3.026cm" svg:y="25.533cm" svg:viewBox="0 0 38617 7242" draw:points="0,7242 38617,7242 38617,0 0,0">
            <text:p/>
          </draw:polygon>
        </draw:g>
        <draw:g draw:style-name="gr4">
          <draw:g draw:style-name="gr1">
            <draw:polygon draw:style-name="gr5" draw:text-style-name="P8" draw:layer="layout" svg:width="1.27cm" svg:height="7.241cm" svg:x="3.026cm" svg:y="25.533cm" svg:viewBox="0 0 1271 7242" draw:points="1271,7242 1271,0 0,0 0,7242">
              <text:p/>
            </draw:polygon>
            <draw:polygon draw:style-name="gr3" draw:text-style-name="P2" draw:layer="layout" svg:width="1.27cm" svg:height="7.241cm" svg:x="3.026cm" svg:y="25.533cm" svg:viewBox="0 0 1271 7242" draw:points="1271,7242 1271,0 0,0 0,7242">
              <text:p/>
            </draw:polygon>
          </draw:g>
          <draw:frame draw:style-name="gr8" draw:text-style-name="P10" draw:layer="layout" svg:width="7.241cm" svg:height="1.27cm" draw:transform="rotate (1.5707963267949) translate (3.026cm 32.774cm)">
            <draw:text-box>
              <text:p text:style-name="P9"><text:span text:style-name="T2">Courier</text:span></text:p>
            </draw:text-box>
          </draw:frame>
        </draw:g>
        <draw:g draw:style-name="gr1">
          <draw:polygon draw:style-name="gr5" draw:text-style-name="P8" draw:layer="layout" svg:width="38.616cm" svg:height="0.635cm" svg:x="3.026cm" svg:y="2.328cm" svg:viewBox="0 0 38617 636" draw:points="0,636 38617,636 38617,0 0,0">
            <text:p/>
          </draw:polygon>
          <draw:polygon draw:style-name="gr9" draw:text-style-name="P2" draw:layer="layout" svg:width="38.616cm" svg:height="0.635cm" svg:x="3.026cm" svg:y="2.328cm" svg:viewBox="0 0 38617 636" draw:points="0,636 38617,636 38617,0 0,0">
            <text:p/>
          </draw:polygon>
        </draw:g>
        <draw:g draw:style-name="gr1">
          <draw:polygon draw:style-name="gr10" draw:text-style-name="P11" draw:layer="layout" svg:width="10.14cm" svg:height="8.362cm" svg:x="42.714cm" svg:y="0.467cm" svg:viewBox="0 0 10141 8363" draw:points="0,8363 5071,8363 10141,8363 10141,0 5071,0 0,0">
            <text:p/>
          </draw:polygon>
          <draw:polygon draw:style-name="gr11" draw:text-style-name="P2" draw:layer="layout" svg:width="10.14cm" svg:height="8.362cm" svg:x="42.714cm" svg:y="0.467cm" svg:viewBox="0 0 10141 8363" draw:points="0,8363 5071,8363 10141,8363 10141,0 5071,0 0,0">
            <text:p/>
          </draw:polygon>
        </draw:g>
        <draw:frame draw:style-name="gr12" draw:text-style-name="P2" draw:layer="layout" svg:width="10.14cm" svg:height="0.794cm" svg:x="42.714cm" svg:y="0.467cm">
          <draw:text-box>
            <text:p text:style-name="P12"><text:span text:style-name="T3">Key</text:span></text:p>
          </draw:text-box>
        </draw:frame>
        <draw:g draw:style-name="gr1">
          <draw:polygon draw:style-name="gr10" draw:text-style-name="P11" draw:layer="layout" svg:width="11.895cm" svg:height="16.456cm" svg:x="42.714cm" svg:y="10.177cm" svg:viewBox="0 0 11896 16457" draw:points="0,16457 5947,16457 11896,16457 11896,0 5947,0 0,0">
            <text:p/>
          </draw:polygon>
          <draw:polygon draw:style-name="gr11" draw:text-style-name="P2" draw:layer="layout" svg:width="11.895cm" svg:height="16.456cm" svg:x="42.714cm" svg:y="10.177cm" svg:viewBox="0 0 11896 16457" draw:points="0,16457 5947,16457 11896,16457 11896,0 5947,0 0,0">
            <text:p/>
          </draw:polygon>
        </draw:g>
        <draw:frame draw:style-name="gr13" draw:text-style-name="P2" draw:layer="layout" svg:width="11.895cm" svg:height="1.429cm" svg:x="42.714cm" svg:y="10.177cm">
          <draw:text-box>
            <text:p text:style-name="P12"><text:span text:style-name="T3">User agnostic process, as document next steps could go to various users</text:span></text:p>
          </draw:text-box>
        </draw:frame>
        <draw:g draw:style-name="gr4">
          <draw:g draw:style-name="gr1">
            <draw:path draw:style-name="gr5" draw:text-style-name="P8" draw:layer="layout" svg:width="2.699cm" svg:height="2.699cm" svg:x="4.673cm" svg:y="5.107cm" svg:viewBox="0 0 2700 2700" svg:d="M0 1350c0-237 62-470 181-675 118-205 289-376 494-494 205-119 438-181 675-181s470 62 675 181c205 118 376 289 494 494 119 205 181 438 181 675 0 237-62 470-181 675-118 205-289 376-494 494-205 119-438 181-675 181s-470-62-675-181c-205-118-376-289-494-494-119-205-181-438-181-675z">
              <text:p/>
            </draw:path>
            <draw:path draw:style-name="gr14" draw:text-style-name="P2" draw:layer="layout" svg:width="2.699cm" svg:height="2.699cm" svg:x="4.673cm" svg:y="5.107cm" svg:viewBox="0 0 2700 2700" svg:d="M0 1350c0-237 62-470 181-675 118-205 289-376 494-494 205-119 438-181 675-181s470 62 675 181c205 118 376 289 494 494 119 205 181 438 181 675 0 237-62 470-181 675-118 205-289 376-494 494-205 119-438 181-675 181s-470-62-675-181c-205-118-376-289-494-494-119-205-181-438-181-675z">
              <text:p/>
            </draw:path>
          </draw:g>
          <draw:frame draw:style-name="gr15" draw:text-style-name="P10" draw:layer="layout" svg:width="2.361cm" svg:height="2.024cm" svg:x="4.842cm" svg:y="5.444cm">
            <draw:text-box>
              <text:p text:style-name="P9"><text:span text:style-name="T4">Receive electronic fax</text:span></text:p>
            </draw:text-box>
          </draw:frame>
        </draw:g>
        <draw:g draw:style-name="gr1">
          <draw:polygon draw:style-name="gr16" draw:text-style-name="P2" draw:layer="layout" svg:width="2.73cm" svg:height="0.715cm" svg:x="4.642cm" svg:y="7.924cm" svg:viewBox="0 0 2731 716" draw:points="0,716 2731,716 2731,0 0,0">
            <text:p/>
          </draw:polygon>
          <draw:frame draw:style-name="gr17" draw:text-style-name="P2" draw:layer="layout" svg:width="2.73cm" svg:height="0.715cm" svg:x="4.642cm" svg:y="7.924cm">
            <draw:text-box>
              <text:p text:style-name="P13"><text:span text:style-name="T5">(&lt;1) minute</text:span></text:p>
            </draw:text-box>
          </draw:frame>
        </draw:g>
        <draw:g draw:style-name="gr4">
          <draw:g draw:style-name="gr1">
            <draw:polygon draw:style-name="gr5" draw:text-style-name="P8" draw:layer="layout" svg:width="3.413cm" svg:height="2.275cm" svg:x="8.165cm" svg:y="5.318cm" svg:viewBox="0 0 3414 2276" draw:points="0,2276 3414,2276 3414,0 0,0">
              <text:p/>
            </draw:polygon>
            <draw:polygon draw:style-name="gr14" draw:text-style-name="P2" draw:layer="layout" svg:width="3.413cm" svg:height="2.275cm" svg:x="8.165cm" svg:y="5.318cm" svg:viewBox="0 0 3414 2276" draw:points="0,2276 3414,2276 3414,0 0,0">
              <text:p/>
            </draw:polygon>
          </draw:g>
          <draw:frame draw:style-name="gr18" draw:text-style-name="P10" draw:layer="layout" svg:width="3.413cm" svg:height="2.275cm" svg:x="8.165cm" svg:y="5.318cm">
            <draw:text-box>
              <text:p text:style-name="P9"><text:span text:style-name="T4">Open file</text:span></text:p>
            </draw:text-box>
          </draw:frame>
        </draw:g>
        <draw:g draw:style-name="gr4">
          <draw:g draw:style-name="gr1">
            <draw:polygon draw:style-name="gr5" draw:text-style-name="P8" draw:layer="layout" svg:width="3.413cm" svg:height="2.275cm" svg:x="12.69cm" svg:y="5.318cm" svg:viewBox="0 0 3414 2276" draw:points="0,2276 3414,2276 3414,0 0,0">
              <text:p/>
            </draw:polygon>
            <draw:polygon draw:style-name="gr14" draw:text-style-name="P2" draw:layer="layout" svg:width="3.413cm" svg:height="2.275cm" svg:x="12.69cm" svg:y="5.318cm" svg:viewBox="0 0 3414 2276" draw:points="0,2276 3414,2276 3414,0 0,0">
              <text:p/>
            </draw:polygon>
          </draw:g>
          <draw:frame draw:style-name="gr18" draw:text-style-name="P10" draw:layer="layout" svg:width="3.413cm" svg:height="2.275cm" svg:x="12.69cm" svg:y="5.318cm">
            <draw:text-box>
              <text:p text:style-name="P9"><text:span text:style-name="T4">Look up patient in EHR</text:span></text:p>
            </draw:text-box>
          </draw:frame>
        </draw:g>
        <draw:g draw:style-name="gr4">
          <draw:g draw:style-name="gr1">
            <draw:polygon draw:style-name="gr5" draw:text-style-name="P8" draw:layer="layout" svg:width="3.413cm" svg:height="2.275cm" svg:x="17.056cm" svg:y="5.318cm" svg:viewBox="0 0 3414 2276" draw:points="0,2276 3414,2276 3414,0 0,0">
              <text:p/>
            </draw:polygon>
            <draw:polygon draw:style-name="gr14" draw:text-style-name="P2" draw:layer="layout" svg:width="3.413cm" svg:height="2.275cm" svg:x="17.056cm" svg:y="5.318cm" svg:viewBox="0 0 3414 2276" draw:points="0,2276 3414,2276 3414,0 0,0">
              <text:p/>
            </draw:polygon>
          </draw:g>
          <draw:frame draw:style-name="gr18" draw:text-style-name="P10" draw:layer="layout" svg:width="3.413cm" svg:height="2.275cm" svg:x="17.056cm" svg:y="5.318cm">
            <draw:text-box>
              <text:p text:style-name="P9"><text:span text:style-name="T4">Determine who document should be routed to</text:span></text:p>
            </draw:text-box>
          </draw:frame>
        </draw:g>
        <draw:g draw:style-name="gr4">
          <draw:g draw:style-name="gr1">
            <draw:polygon draw:style-name="gr5" draw:text-style-name="P8" draw:layer="layout" svg:width="3.413cm" svg:height="2.275cm" svg:x="27.612cm" svg:y="3.24cm" svg:viewBox="0 0 3414 2276" draw:points="0,2276 3414,2276 3414,0 0,0">
              <text:p/>
            </draw:polygon>
            <draw:polygon draw:style-name="gr14" draw:text-style-name="P2" draw:layer="layout" svg:width="3.413cm" svg:height="2.275cm" svg:x="27.612cm" svg:y="3.24cm" svg:viewBox="0 0 3414 2276" draw:points="0,2276 3414,2276 3414,0 0,0">
              <text:p/>
            </draw:polygon>
          </draw:g>
          <draw:frame draw:style-name="gr18" draw:text-style-name="P10" draw:layer="layout" svg:width="3.413cm" svg:height="2.275cm" svg:x="27.612cm" svg:y="3.24cm">
            <draw:text-box>
              <text:p text:style-name="P9"><text:span text:style-name="T4">Highlight signature fields</text:span></text:p>
            </draw:text-box>
          </draw:frame>
        </draw:g>
        <draw:g draw:style-name="gr4">
          <draw:g draw:style-name="gr1">
            <draw:polygon draw:style-name="gr5" draw:text-style-name="P8" draw:layer="layout" svg:width="3.413cm" svg:height="2.275cm" svg:x="9.967cm" svg:y="17.354cm" svg:viewBox="0 0 3414 2276" draw:points="0,2276 3414,2276 3414,0 0,0">
              <text:p/>
            </draw:polygon>
            <draw:polygon draw:style-name="gr14" draw:text-style-name="P2" draw:layer="layout" svg:width="3.413cm" svg:height="2.275cm" svg:x="9.967cm" svg:y="17.354cm" svg:viewBox="0 0 3414 2276" draw:points="0,2276 3414,2276 3414,0 0,0">
              <text:p/>
            </draw:polygon>
          </draw:g>
          <draw:frame draw:style-name="gr18" draw:text-style-name="P10" draw:layer="layout" svg:width="3.413cm" svg:height="2.275cm" svg:x="9.967cm" svg:y="17.354cm">
            <draw:text-box>
              <text:p text:style-name="P9"><text:span text:style-name="T4">Look up patient in EHR</text:span></text:p>
            </draw:text-box>
          </draw:frame>
        </draw:g>
        <draw:g draw:style-name="gr4">
          <draw:g draw:style-name="gr1">
            <draw:polygon draw:style-name="gr5" draw:text-style-name="P8" draw:layer="layout" svg:width="3.413cm" svg:height="2.275cm" svg:x="19.754cm" svg:y="26.671cm" svg:viewBox="0 0 3414 2276" draw:points="0,2276 3414,2276 3414,0 0,0">
              <text:p/>
            </draw:polygon>
            <draw:polygon draw:style-name="gr14" draw:text-style-name="P2" draw:layer="layout" svg:width="3.413cm" svg:height="2.275cm" svg:x="19.754cm" svg:y="26.671cm" svg:viewBox="0 0 3414 2276" draw:points="0,2276 3414,2276 3414,0 0,0">
              <text:p/>
            </draw:polygon>
          </draw:g>
          <draw:frame draw:style-name="gr18" draw:text-style-name="P10" draw:layer="layout" svg:width="3.413cm" svg:height="2.275cm" svg:x="19.754cm" svg:y="26.671cm">
            <draw:text-box>
              <text:p text:style-name="P9"><text:span text:style-name="T4">Upload document to patient chart</text:span></text:p>
            </draw:text-box>
          </draw:frame>
        </draw:g>
        <draw:g draw:style-name="gr4">
          <draw:g draw:style-name="gr1">
            <draw:polygon draw:style-name="gr5" draw:text-style-name="P8" draw:layer="layout" svg:width="3.413cm" svg:height="2.275cm" svg:x="4.554cm" svg:y="17.4cm" svg:viewBox="0 0 3414 2276" draw:points="0,2276 3414,2276 3414,0 0,0">
              <text:p/>
            </draw:polygon>
            <draw:polygon draw:style-name="gr14" draw:text-style-name="P2" draw:layer="layout" svg:width="3.413cm" svg:height="2.275cm" svg:x="4.554cm" svg:y="17.4cm" svg:viewBox="0 0 3414 2276" draw:points="0,2276 3414,2276 3414,0 0,0">
              <text:p/>
            </draw:polygon>
          </draw:g>
          <draw:frame draw:style-name="gr18" draw:text-style-name="P10" draw:layer="layout" svg:width="3.413cm" svg:height="2.275cm" svg:x="4.554cm" svg:y="17.4cm">
            <draw:text-box>
              <text:p text:style-name="P9"><text:span text:style-name="T4">Check provider inbox and open document</text:span></text:p>
            </draw:text-box>
          </draw:frame>
        </draw:g>
        <draw:line draw:style-name="gr3" draw:text-style-name="P2" draw:layer="layout" svg:x1="7.372cm" svg:y1="6.456cm" svg:x2="8.165cm" svg:y2="6.456cm">
          <text:p/>
        </draw:line>
        <draw:line draw:style-name="gr3" draw:text-style-name="P2" draw:layer="layout" svg:x1="11.579cm" svg:y1="6.456cm" svg:x2="12.69cm" svg:y2="6.456cm">
          <text:p/>
        </draw:line>
        <draw:line draw:style-name="gr3" draw:text-style-name="P2" draw:layer="layout" svg:x1="16.103cm" svg:y1="6.456cm" svg:x2="17.055cm" svg:y2="6.456cm">
          <text:p/>
        </draw:line>
        <draw:line draw:style-name="gr3" draw:text-style-name="P2" draw:layer="layout" svg:x1="20.469cm" svg:y1="6.456cm" svg:x2="21.334cm" svg:y2="6.469cm">
          <text:p/>
        </draw:line>
        <draw:line draw:style-name="gr3" draw:text-style-name="P2" draw:layer="layout" svg:x1="23.168cm" svg:y1="27.809cm" svg:x2="26.025cm" svg:y2="27.809cm">
          <text:p/>
        </draw:line>
        <draw:g draw:style-name="gr1">
          <draw:polygon draw:style-name="gr16" draw:text-style-name="P2" draw:layer="layout" svg:width="3.186cm" svg:height="0.715cm" svg:x="8.165cm" svg:y="7.916cm" svg:viewBox="0 0 3187 716" draw:points="0,716 3187,716 3187,0 0,0">
            <text:p/>
          </draw:polygon>
          <draw:frame draw:style-name="gr17" draw:text-style-name="P2" draw:layer="layout" svg:width="3.186cm" svg:height="0.715cm" svg:x="8.165cm" svg:y="7.916cm">
            <draw:text-box>
              <text:p text:style-name="P13"><text:span text:style-name="T5">(&lt;1) minute</text:span></text:p>
            </draw:text-box>
          </draw:frame>
        </draw:g>
        <draw:g draw:style-name="gr1">
          <draw:polygon draw:style-name="gr16" draw:text-style-name="P2" draw:layer="layout" svg:width="3.413cm" svg:height="0.715cm" svg:x="12.758cm" svg:y="7.885cm" svg:viewBox="0 0 3414 716" draw:points="0,716 3414,716 3414,0 0,0">
            <text:p/>
          </draw:polygon>
          <draw:frame draw:style-name="gr17" draw:text-style-name="P2" draw:layer="layout" svg:width="3.413cm" svg:height="0.715cm" svg:x="12.758cm" svg:y="7.885cm">
            <draw:text-box>
              <text:p text:style-name="P13"><text:span text:style-name="T5">(&lt;1) minute</text:span></text:p>
            </draw:text-box>
          </draw:frame>
        </draw:g>
        <draw:frame draw:style-name="gr8" draw:text-style-name="P2" draw:layer="layout" svg:width="8.632cm" svg:height="2.809cm" svg:x="4.444cm" svg:y="8.825cm">
          <draw:text-box>
            <text:list text:style-name="L2">
              <text:list-item>
                <text:p text:style-name="P14"><text:span text:style-name="T5">MSAs have access to other facilities’ inboxes. Files sent to wrong facility can be dropped into correct facility folder</text:span></text:p>
              </text:list-item>
              <text:list-item>
                <text:p text:style-name="P14"><text:span text:style-name="T5">Notification generated upon file receipt</text:span></text:p>
              </text:list-item>
              <text:list-item>
                <text:p text:style-name="P14"><text:span text:style-name="T5">Upon file receipt, AI generates a narrative summary of the document</text:span></text:p>
              </text:list-item>
            </text:list>
          </draw:text-box>
        </draw:frame>
        <draw:g draw:style-name="gr4">
          <draw:g draw:style-name="gr1">
            <draw:polygon draw:style-name="gr5" draw:text-style-name="P8" draw:layer="layout" svg:width="3.413cm" svg:height="2.275cm" svg:x="26.025cm" svg:y="26.671cm" svg:viewBox="0 0 3414 2276" draw:points="0,2276 3414,2276 3414,0 0,0">
              <text:p/>
            </draw:polygon>
            <draw:polygon draw:style-name="gr14" draw:text-style-name="P2" draw:layer="layout" svg:width="3.413cm" svg:height="2.275cm" svg:x="26.025cm" svg:y="26.671cm" svg:viewBox="0 0 3414 2276" draw:points="0,2276 3414,2276 3414,0 0,0">
              <text:p/>
            </draw:polygon>
          </draw:g>
          <draw:frame draw:style-name="gr18" draw:text-style-name="P10" draw:layer="layout" svg:width="3.413cm" svg:height="2.275cm" svg:x="26.025cm" svg:y="26.671cm">
            <draw:text-box>
              <text:p text:style-name="P9"><text:span text:style-name="T4">Notification generated that document has been uploaded</text:span></text:p>
            </draw:text-box>
          </draw:frame>
        </draw:g>
        <draw:g draw:style-name="gr4">
          <draw:g draw:style-name="gr1">
            <draw:polygon draw:style-name="gr5" draw:text-style-name="P8" draw:layer="layout" svg:width="4.613cm" svg:height="3.748cm" svg:x="21.333cm" svg:y="4.594cm" svg:viewBox="0 0 4614 3749" draw:points="2307,3749 4614,1874 2307,0 0,1874">
              <text:p/>
            </draw:polygon>
            <draw:polygon draw:style-name="gr14" draw:text-style-name="P2" draw:layer="layout" svg:width="4.613cm" svg:height="3.748cm" svg:x="21.333cm" svg:y="4.594cm" svg:viewBox="0 0 4614 3749" draw:points="2307,3749 4614,1874 2307,0 0,1874">
              <text:p/>
            </draw:polygon>
          </draw:g>
          <draw:frame draw:style-name="gr19" draw:text-style-name="P10" draw:layer="layout" svg:width="4.613cm" svg:height="3.748cm" svg:x="21.333cm" svg:y="4.594cm">
            <draw:text-box>
              <text:p text:style-name="P9"><text:span text:style-name="T4">Determine if file needs a provider signature</text:span></text:p>
            </draw:text-box>
          </draw:frame>
        </draw:g>
        <draw:polyline draw:style-name="gr3" draw:text-style-name="P2" draw:layer="layout" svg:width="1.667cm" svg:height="2.091cm" svg:x="25.946cm" svg:y="4.377cm" svg:viewBox="0 0 1668 2092" draw:points="0,2092 477,2092 477,0 1668,0">
          <text:p/>
        </draw:polyline>
        <draw:frame draw:style-name="gr20" draw:text-style-name="P2" draw:layer="layout" svg:width="1.746cm" svg:height="0.827cm" svg:x="26.104cm" svg:y="7.889cm">
          <draw:text-box>
            <text:p text:style-name="P13"><text:span text:style-name="T5">If no</text:span></text:p>
          </draw:text-box>
        </draw:frame>
        <draw:frame draw:style-name="gr8" draw:text-style-name="P2" draw:layer="layout" svg:width="2.681cm" svg:height="1.27cm" svg:x="25.599cm" svg:y="3.24cm">
          <draw:text-box>
            <text:p text:style-name="P13"><text:span text:style-name="T5">If yes</text:span></text:p>
          </draw:text-box>
        </draw:frame>
        <draw:g draw:style-name="gr4">
          <draw:g draw:style-name="gr1">
            <draw:polygon draw:style-name="gr5" draw:text-style-name="P8" draw:layer="layout" svg:width="3.413cm" svg:height="2.275cm" svg:x="29.835cm" svg:y="6.848cm" svg:viewBox="0 0 3414 2276" draw:points="0,2276 3414,2276 3414,0 0,0">
              <text:p/>
            </draw:polygon>
            <draw:polygon draw:style-name="gr14" draw:text-style-name="P2" draw:layer="layout" svg:width="3.413cm" svg:height="2.275cm" svg:x="29.835cm" svg:y="6.848cm" svg:viewBox="0 0 3414 2276" draw:points="0,2276 3414,2276 3414,0 0,0">
              <text:p/>
            </draw:polygon>
          </draw:g>
          <draw:frame draw:style-name="gr18" draw:text-style-name="P10" draw:layer="layout" svg:width="3.413cm" svg:height="2.275cm" svg:x="29.835cm" svg:y="6.848cm">
            <draw:text-box>
              <text:p text:style-name="P9"><text:span text:style-name="T4">Tag appropriate user</text:span></text:p>
            </draw:text-box>
          </draw:frame>
        </draw:g>
        <draw:polyline draw:style-name="gr3" draw:text-style-name="P2" draw:layer="layout" svg:width="3.889cm" svg:height="1.518cm" svg:x="25.946cm" svg:y="6.468cm" svg:viewBox="0 0 3890 1519" draw:points="0,0 476,0 476,1519 3890,1519">
          <text:p/>
        </draw:polyline>
        <draw:frame draw:style-name="gr8" draw:text-style-name="P2" draw:layer="layout" svg:width="4.365cm" svg:height="2.388cm" svg:x="12.52cm" svg:y="8.56cm">
          <draw:text-box>
            <text:list text:style-name="L2">
              <text:list-item>
                <text:p text:style-name="P14"><text:span text:style-name="T5">Sender highlights patient information + relevant provider OR cover sheet attached</text:span></text:p>
              </text:list-item>
            </text:list>
          </draw:text-box>
        </draw:frame>
        <draw:frame draw:style-name="gr8" draw:text-style-name="P2" draw:layer="layout" svg:width="3.865cm" svg:height="3.279cm" svg:x="29.7cm" svg:y="9.304cm">
          <draw:text-box>
            <text:list text:style-name="L2">
              <text:list-item>
                <text:p text:style-name="P14"><text:span text:style-name="T5"/></text:p>
              </text:list-item>
              <text:list-item>
                <text:p text:style-name="P14"><text:span text:style-name="T5">Tag makes document available to tagged user + generates notification</text:span></text:p>
              </text:list-item>
            </text:list>
          </draw:text-box>
        </draw:frame>
        <draw:frame draw:style-name="gr8" draw:text-style-name="P2" draw:layer="layout" svg:width="3.612cm" svg:height="1.967cm" svg:x="27.214cm" svg:y="5.398cm">
          <draw:text-box>
            <text:list text:style-name="L2">
              <text:list-item>
                <text:p text:style-name="P14"><text:span text:style-name="T5">Assuming access to software with this capability</text:span></text:p>
              </text:list-item>
            </text:list>
          </draw:text-box>
        </draw:frame>
        <draw:g draw:style-name="gr1">
          <draw:polygon draw:style-name="gr16" draw:text-style-name="P2" draw:layer="layout" svg:width="3.81cm" svg:height="0.715cm" svg:x="4.49cm" svg:y="19.871cm" svg:viewBox="0 0 3811 716" draw:points="0,716 3811,716 3811,0 0,0">
            <text:p/>
          </draw:polygon>
          <draw:frame draw:style-name="gr17" draw:text-style-name="P2" draw:layer="layout" svg:width="3.81cm" svg:height="0.715cm" svg:x="4.49cm" svg:y="19.871cm">
            <draw:text-box>
              <text:p text:style-name="P13"><text:span text:style-name="T5">(&lt;1) minute</text:span></text:p>
            </draw:text-box>
          </draw:frame>
        </draw:g>
        <draw:g draw:style-name="gr1">
          <draw:polygon draw:style-name="gr16" draw:text-style-name="P2" draw:layer="layout" svg:width="3.81cm" svg:height="0.715cm" svg:x="9.768cm" svg:y="19.871cm" svg:viewBox="0 0 3811 716" draw:points="0,716 3811,716 3811,0 0,0">
            <text:p/>
          </draw:polygon>
          <draw:frame draw:style-name="gr17" draw:text-style-name="P2" draw:layer="layout" svg:width="3.81cm" svg:height="0.715cm" svg:x="9.768cm" svg:y="19.871cm">
            <draw:text-box>
              <text:p text:style-name="P13"><text:span text:style-name="T5">(&lt;1) minute</text:span></text:p>
            </draw:text-box>
          </draw:frame>
        </draw:g>
        <draw:g draw:style-name="gr4">
          <draw:g draw:style-name="gr1">
            <draw:polygon draw:style-name="gr5" draw:text-style-name="P8" draw:layer="layout" svg:width="4.613cm" svg:height="3.748cm" svg:x="14.665cm" svg:y="16.599cm" svg:viewBox="0 0 4614 3749" draw:points="2307,3749 4614,1874 2307,0 0,1874">
              <text:p/>
            </draw:polygon>
            <draw:polygon draw:style-name="gr14" draw:text-style-name="P2" draw:layer="layout" svg:width="4.613cm" svg:height="3.748cm" svg:x="14.665cm" svg:y="16.599cm" svg:viewBox="0 0 4614 3749" draw:points="2307,3749 4614,1874 2307,0 0,1874">
              <text:p/>
            </draw:polygon>
          </draw:g>
          <draw:frame draw:style-name="gr19" draw:text-style-name="P10" draw:layer="layout" svg:width="4.613cm" svg:height="3.748cm" svg:x="14.665cm" svg:y="16.599cm">
            <draw:text-box>
              <text:p text:style-name="P9"><text:span text:style-name="T4">Determine if file needs a signature</text:span></text:p>
            </draw:text-box>
          </draw:frame>
        </draw:g>
        <draw:g draw:style-name="gr4">
          <draw:g draw:style-name="gr1">
            <draw:polygon draw:style-name="gr5" draw:text-style-name="P8" draw:layer="layout" svg:width="3.413cm" svg:height="2.275cm" svg:x="20.23cm" svg:y="15.327cm" svg:viewBox="0 0 3414 2276" draw:points="0,2276 3414,2276 3414,0 0,0">
              <text:p/>
            </draw:polygon>
            <draw:polygon draw:style-name="gr14" draw:text-style-name="P2" draw:layer="layout" svg:width="3.413cm" svg:height="2.275cm" svg:x="20.23cm" svg:y="15.327cm" svg:viewBox="0 0 3414 2276" draw:points="0,2276 3414,2276 3414,0 0,0">
              <text:p/>
            </draw:polygon>
          </draw:g>
          <draw:frame draw:style-name="gr18" draw:text-style-name="P10" draw:layer="layout" svg:width="3.413cm" svg:height="2.275cm" svg:x="20.23cm" svg:y="15.327cm">
            <draw:text-box>
              <text:p text:style-name="P9"><text:span text:style-name="T4">Review file</text:span></text:p>
            </draw:text-box>
          </draw:frame>
        </draw:g>
        <draw:g draw:style-name="gr4">
          <draw:g draw:style-name="gr1">
            <draw:polygon draw:style-name="gr5" draw:text-style-name="P8" draw:layer="layout" svg:width="3.413cm" svg:height="2.275cm" svg:x="20.23cm" svg:y="19.368cm" svg:viewBox="0 0 3414 2276" draw:points="0,2276 3414,2276 3414,0 0,0">
              <text:p/>
            </draw:polygon>
            <draw:polygon draw:style-name="gr14" draw:text-style-name="P2" draw:layer="layout" svg:width="3.413cm" svg:height="2.275cm" svg:x="20.23cm" svg:y="19.368cm" svg:viewBox="0 0 3414 2276" draw:points="0,2276 3414,2276 3414,0 0,0">
              <text:p/>
            </draw:polygon>
          </draw:g>
          <draw:frame draw:style-name="gr18" draw:text-style-name="P10" draw:layer="layout" svg:width="3.413cm" svg:height="2.275cm" svg:x="20.23cm" svg:y="19.368cm">
            <draw:text-box>
              <text:p text:style-name="P9"><text:span text:style-name="T4">Review file + sign</text:span></text:p>
            </draw:text-box>
          </draw:frame>
        </draw:g>
        <draw:polyline draw:style-name="gr21" draw:text-style-name="P2" draw:layer="layout" svg:width="0.953cm" svg:height="2.008cm" svg:x="19.278cm" svg:y="16.465cm" svg:viewBox="0 0 954 2009" draw:points="0,2009 477,2009 477,0 954,0">
          <text:p/>
        </draw:polyline>
        <draw:polyline draw:style-name="gr21" draw:text-style-name="P2" draw:layer="layout" svg:width="0.953cm" svg:height="2.033cm" svg:x="19.278cm" svg:y="18.473cm" svg:viewBox="0 0 954 2034" draw:points="0,0 477,0 477,2034 954,2034">
          <text:p/>
        </draw:polyline>
        <draw:g draw:style-name="gr4">
          <draw:g draw:style-name="gr1">
            <draw:polygon draw:style-name="gr5" draw:text-style-name="P8" draw:layer="layout" svg:width="4.613cm" svg:height="3.748cm" svg:x="25.286cm" svg:y="16.7cm" svg:viewBox="0 0 4614 3749" draw:points="2307,3749 4614,1874 2307,0 0,1874">
              <text:p/>
            </draw:polygon>
            <draw:polygon draw:style-name="gr14" draw:text-style-name="P2" draw:layer="layout" svg:width="4.613cm" svg:height="3.748cm" svg:x="25.286cm" svg:y="16.7cm" svg:viewBox="0 0 4614 3749" draw:points="2307,3749 4614,1874 2307,0 0,1874">
              <text:p/>
            </draw:polygon>
          </draw:g>
          <draw:frame draw:style-name="gr19" draw:text-style-name="P10" draw:layer="layout" svg:width="4.613cm" svg:height="3.748cm" svg:x="25.286cm" svg:y="16.7cm">
            <draw:text-box>
              <text:p text:style-name="P9"><text:span text:style-name="T4">Determine if file needs a signature</text:span></text:p>
            </draw:text-box>
          </draw:frame>
        </draw:g>
        <draw:polyline draw:style-name="gr21" draw:text-style-name="P2" draw:layer="layout" svg:width="1.643cm" svg:height="1.963cm" svg:x="23.643cm" svg:y="18.543cm" svg:viewBox="0 0 1644 1964" draw:points="0,1964 462,1964 462,0 1644,0">
          <text:p/>
        </draw:polyline>
        <draw:polyline draw:style-name="gr21" draw:text-style-name="P2" draw:layer="layout" svg:width="1.643cm" svg:height="2.078cm" svg:x="23.643cm" svg:y="16.465cm" svg:viewBox="0 0 1644 2079" draw:points="0,0 457,0 457,2079 1644,2079">
          <text:p/>
        </draw:polyline>
        <draw:g draw:style-name="gr4">
          <draw:g draw:style-name="gr1">
            <draw:path draw:style-name="gr5" draw:text-style-name="P15" draw:layer="layout" svg:width="1.984cm" svg:height="1.984cm" svg:x="26.352cm" svg:y="13.97cm" svg:viewBox="0 0 1985 1985" svg:d="M0 993c0-175 46-346 133-497s212-276 363-363 322-133 496-133c175 0 346 46 497 133s276 212 363 363 133 322 133 496v1c0 174-46 345-133 496s-212 276-363 363-322 133-496 133c-175 0-346-46-497-133s-276-212-363-363-133-322-133-496z">
              <text:p/>
            </draw:path>
            <draw:path draw:style-name="gr14" draw:text-style-name="P10" draw:layer="layout" svg:width="1.984cm" svg:height="1.984cm" svg:x="26.352cm" svg:y="13.97cm" svg:viewBox="0 0 1985 1985" svg:d="M0 993c0-175 46-346 133-497s212-276 363-363 322-133 496-133c175 0 346 46 497 133s276 212 363 363 133 322 133 496v1c0 174-46 345-133 496s-212 276-363 363-322 133-496 133c-175 0-346-46-497-133s-276-212-363-363-133-322-133-496z">
              <text:p/>
            </draw:path>
          </draw:g>
          <draw:frame draw:style-name="gr22" draw:text-style-name="P16" draw:layer="layout" svg:width="1.736cm" svg:height="1.488cm" svg:x="26.476cm" svg:y="14.218cm">
            <draw:text-box>
              <text:p text:style-name="P9"><text:span text:style-name="T4">End</text:span></text:p>
            </draw:text-box>
          </draw:frame>
        </draw:g>
        <draw:g draw:style-name="gr4">
          <draw:g draw:style-name="gr1">
            <draw:polygon draw:style-name="gr5" draw:text-style-name="P8" draw:layer="layout" svg:width="3.413cm" svg:height="1.799cm" svg:x="25.906cm" svg:y="21.723cm" svg:viewBox="0 0 3414 1800" draw:points="0,1800 3414,1800 3414,0 0,0">
              <text:p/>
            </draw:polygon>
            <draw:polygon draw:style-name="gr14" draw:text-style-name="P2" draw:layer="layout" svg:width="3.413cm" svg:height="1.799cm" svg:x="25.906cm" svg:y="21.723cm" svg:viewBox="0 0 3414 1800" draw:points="0,1800 3414,1800 3414,0 0,0">
              <text:p/>
            </draw:polygon>
          </draw:g>
          <draw:frame draw:style-name="gr23" draw:text-style-name="P10" draw:layer="layout" svg:width="3.413cm" svg:height="1.799cm" svg:x="25.906cm" svg:y="21.723cm">
            <draw:text-box>
              <text:p text:style-name="P9"><text:span text:style-name="T4">Tag HIMS for document upload</text:span></text:p>
            </draw:text-box>
          </draw:frame>
        </draw:g>
        <draw:line draw:style-name="gr3" draw:text-style-name="P2" draw:layer="layout" svg:x1="29.899cm" svg:y1="18.574cm" svg:x2="31.477cm" svg:y2="18.574cm">
          <text:p/>
        </draw:line>
        <draw:g draw:style-name="gr4">
          <draw:g draw:style-name="gr1">
            <draw:polygon draw:style-name="gr5" draw:text-style-name="P8" draw:layer="layout" svg:width="3.413cm" svg:height="2.275cm" svg:x="31.541cm" svg:y="17.405cm" svg:viewBox="0 0 3414 2276" draw:points="0,2276 3414,2276 3414,0 0,0">
              <text:p/>
            </draw:polygon>
            <draw:polygon draw:style-name="gr14" draw:text-style-name="P2" draw:layer="layout" svg:width="3.413cm" svg:height="2.275cm" svg:x="31.541cm" svg:y="17.405cm" svg:viewBox="0 0 3414 2276" draw:points="0,2276 3414,2276 3414,0 0,0">
              <text:p/>
            </draw:polygon>
          </draw:g>
          <draw:frame draw:style-name="gr18" draw:text-style-name="P10" draw:layer="layout" svg:width="3.413cm" svg:height="2.275cm" svg:x="31.541cm" svg:y="17.405cm">
            <draw:text-box>
              <text:p text:style-name="P9"><text:span text:style-name="T4">Drop into designated next step folder + tag</text:span></text:p>
            </draw:text-box>
          </draw:frame>
        </draw:g>
        <draw:g draw:style-name="gr1">
          <draw:polygon draw:style-name="gr16" draw:text-style-name="P2" draw:layer="layout" svg:width="3.81cm" svg:height="0.715cm" svg:x="31.343cm" svg:y="19.805cm" svg:viewBox="0 0 3811 716" draw:points="0,716 3811,716 3811,0 0,0">
            <text:p/>
          </draw:polygon>
          <draw:frame draw:style-name="gr17" draw:text-style-name="P2" draw:layer="layout" svg:width="3.81cm" svg:height="0.715cm" svg:x="31.343cm" svg:y="19.805cm">
            <draw:text-box>
              <text:p text:style-name="P13"><text:span text:style-name="T5">(&lt;1) minute</text:span></text:p>
            </draw:text-box>
          </draw:frame>
        </draw:g>
        <draw:line draw:style-name="gr3" draw:text-style-name="P2" draw:layer="layout" svg:x1="7.967cm" svg:y1="18.465cm" svg:x2="9.968cm" svg:y2="18.492cm">
          <text:p/>
        </draw:line>
        <draw:line draw:style-name="gr3" draw:text-style-name="P2" draw:layer="layout" svg:x1="13.38cm" svg:y1="18.493cm" svg:x2="14.666cm" svg:y2="18.473cm">
          <text:p/>
        </draw:line>
        <draw:polygon draw:style-name="gr24" draw:text-style-name="P17" draw:layer="layout" svg:width="0.428cm" svg:height="0.428cm" svg:x="4.459cm" svg:y="8.965cm" svg:viewBox="0 0 429 429" draw:points="429,161 268,161 214,0 161,161 0,161 123,268 74,429 214,333 354,429 305,268">
          <text:p/>
        </draw:polygon>
        <draw:polygon draw:style-name="gr24" draw:text-style-name="P17" draw:layer="layout" svg:width="0.428cm" svg:height="0.428cm" svg:x="4.459cm" svg:y="10.175cm" svg:viewBox="0 0 429 429" draw:points="429,161 268,161 214,0 161,161 0,161 123,268 74,429 214,333 354,429 305,268">
          <text:p/>
        </draw:polygon>
        <draw:polygon draw:style-name="gr24" draw:text-style-name="P17" draw:layer="layout" svg:width="0.428cm" svg:height="0.428cm" svg:x="4.452cm" svg:y="10.651cm" svg:viewBox="0 0 429 429" draw:points="429,161 268,161 214,0 161,161 0,161 123,268 74,429 214,333 354,429 305,268">
          <text:p/>
        </draw:polygon>
        <draw:polygon draw:style-name="gr24" draw:text-style-name="P17" draw:layer="layout" svg:width="0.428cm" svg:height="0.428cm" svg:x="12.855cm" svg:y="8.617cm" svg:viewBox="0 0 429 429" draw:points="429,161 268,161 214,0 161,161 0,161 123,268 74,429 214,333 354,429 305,268">
          <text:p/>
        </draw:polygon>
        <draw:polygon draw:style-name="gr24" draw:text-style-name="P17" draw:layer="layout" svg:width="0.428cm" svg:height="0.428cm" svg:x="27.423cm" svg:y="5.547cm" svg:viewBox="0 0 429 429" draw:points="429,161 268,161 214,0 161,161 0,161 123,268 74,429 214,333 354,429 305,268">
          <text:p/>
        </draw:polygon>
        <draw:polygon draw:style-name="gr24" draw:text-style-name="P17" draw:layer="layout" svg:width="0.428cm" svg:height="0.428cm" svg:x="29.7cm" svg:y="9.902cm" svg:viewBox="0 0 429 429" draw:points="429,161 268,161 214,0 161,161 0,161 123,268 74,429 214,333 354,429 305,268">
          <text:p/>
        </draw:polygon>
        <draw:frame draw:style-name="gr25" draw:text-style-name="P2" draw:layer="layout" svg:width="3.413cm" svg:height="0.913cm" svg:x="44.817cm" svg:y="2.934cm">
          <draw:text-box>
            <text:p text:style-name="P13"><text:span text:style-name="T6">Assumptions</text:span></text:p>
          </draw:text-box>
        </draw:frame>
        <draw:frame draw:style-name="gr25" draw:text-style-name="P2" draw:layer="layout" svg:width="3.413cm" svg:height="0.913cm" svg:x="44.817cm" svg:y="4.969cm">
          <draw:text-box>
            <text:p text:style-name="P13"><text:span text:style-name="T6">Pain points</text:span></text:p>
          </draw:text-box>
        </draw:frame>
        <draw:frame draw:style-name="gr26" draw:text-style-name="P2" draw:layer="layout" svg:width="3.413cm" svg:height="6.803cm" svg:x="47.992cm" svg:y="1.51cm">
          <draw:text-box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>17</text:span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>1</text:span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/></text:p>
            <text:p text:style-name="P13"><text:span text:style-name="T6"/></text:p>
          </draw:text-box>
        </draw:frame>
        <draw:polygon draw:style-name="gr24" draw:text-style-name="P17" draw:layer="layout" svg:width="1.052cm" svg:height="1.052cm" svg:x="43.567cm" svg:y="2.647cm" svg:viewBox="0 0 1053 1053" draw:points="1053,395 658,395 526,0 395,395 0,395 303,658 184,1053 526,817 869,1053 750,658">
          <text:p/>
        </draw:polygon>
        <draw:path draw:style-name="gr24" draw:text-style-name="P17" draw:layer="layout" svg:width="0.626cm" svg:height="0.913cm" svg:x="43.941cm" svg:y="4.612cm" svg:viewBox="0 0 627 914" svg:d="M589 471c19 77-61 154-140 122-66-24-91-100-46-166 104-137 28-353-143-427 77 146-41 282-110 338-68 56-114 115-128 149-68 167 34 329 104 367-32-72-61-211 65-341 0 0-37 138 42 235 79 95 78 166 78 166 122 0 239-73 288-193 37-72 40-184-10-250z">
          <text:p/>
        </draw:path>
        <draw:g draw:style-name="gr4">
          <draw:g draw:style-name="gr1">
            <draw:polygon draw:style-name="gr5" draw:text-style-name="P8" draw:layer="layout" svg:width="3.825cm" svg:height="3.108cm" svg:x="43.031cm" svg:y="17.146cm" svg:viewBox="0 0 3826 3109" draw:points="1912,3109 3826,1554 1912,0 0,1554">
              <text:p/>
            </draw:polygon>
            <draw:polygon draw:style-name="gr14" draw:text-style-name="P2" draw:layer="layout" svg:width="3.825cm" svg:height="3.108cm" svg:x="43.031cm" svg:y="17.146cm" svg:viewBox="0 0 3826 3109" draw:points="1912,3109 3826,1554 1912,0 0,1554">
              <text:p/>
            </draw:polygon>
          </draw:g>
          <draw:frame draw:style-name="gr27" draw:text-style-name="P10" draw:layer="layout" svg:width="3.825cm" svg:height="3.108cm" svg:x="43.031cm" svg:y="17.146cm">
            <draw:text-box>
              <text:p text:style-name="P9"><text:span text:style-name="T4">Take action based on provider instruction</text:span></text:p>
            </draw:text-box>
          </draw:frame>
        </draw:g>
        <draw:g draw:style-name="gr4">
          <draw:g draw:style-name="gr1">
            <draw:path draw:style-name="gr5" draw:text-style-name="P8" draw:layer="layout" svg:width="2.519cm" svg:height="2.519cm" svg:x="48.367cm" svg:y="13.406cm" svg:viewBox="0 0 2520 2520" svg:d="M0 1260c0-221 58-438 169-630 110-191 269-350 461-461 192-110 409-169 630-169s438 59 630 169c192 111 351 270 461 461 111 192 169 409 169 630 0 222-58 439-169 630-110 192-269 351-461 462-192 110-409 168-630 168s-438-58-630-168c-192-111-351-270-461-462-111-191-169-408-169-630z">
              <text:p/>
            </draw:path>
            <draw:path draw:style-name="gr14" draw:text-style-name="P2" draw:layer="layout" svg:width="2.519cm" svg:height="2.519cm" svg:x="48.367cm" svg:y="13.406cm" svg:viewBox="0 0 2520 2520" svg:d="M0 1260c0-221 58-438 169-630 110-191 269-350 461-461 192-110 409-169 630-169s438 59 630 169c192 111 351 270 461 461 111 192 169 409 169 630 0 222-58 439-169 630-110 192-269 351-461 462-192 110-409 168-630 168s-438-58-630-168c-192-111-351-270-461-462-111-191-169-408-169-630z">
              <text:p/>
            </draw:path>
          </draw:g>
          <draw:frame draw:style-name="gr28" draw:text-style-name="P10" draw:layer="layout" svg:width="2.204cm" svg:height="1.89cm" svg:x="48.525cm" svg:y="13.721cm">
            <draw:text-box>
              <text:p text:style-name="P9"><text:span text:style-name="T4">Document faxed to final destination</text:span></text:p>
            </draw:text-box>
          </draw:frame>
        </draw:g>
        <draw:g draw:style-name="gr4">
          <draw:g draw:style-name="gr1">
            <draw:path draw:style-name="gr5" draw:text-style-name="P8" draw:layer="layout" svg:width="2.519cm" svg:height="2.519cm" svg:x="48.367cm" svg:y="17.44cm" svg:viewBox="0 0 2520 2520" svg:d="M0 1260c0-221 58-438 169-630 110-191 269-350 461-461 192-110 409-169 630-169s438 59 630 169c192 111 351 270 461 461 111 192 169 409 169 630 0 222-58 439-169 630-110 192-269 351-461 462-192 110-409 168-630 168s-438-58-630-168c-192-111-351-270-461-462-111-191-169-408-169-630z">
              <text:p/>
            </draw:path>
            <draw:path draw:style-name="gr14" draw:text-style-name="P2" draw:layer="layout" svg:width="2.519cm" svg:height="2.519cm" svg:x="48.367cm" svg:y="17.44cm" svg:viewBox="0 0 2520 2520" svg:d="M0 1260c0-221 58-438 169-630 110-191 269-350 461-461 192-110 409-169 630-169s438 59 630 169c192 111 351 270 461 461 111 192 169 409 169 630 0 222-58 439-169 630-110 192-269 351-461 462-192 110-409 168-630 168s-438-58-630-168c-192-111-351-270-461-462-111-191-169-408-169-630z">
              <text:p/>
            </draw:path>
          </draw:g>
          <draw:frame draw:style-name="gr28" draw:text-style-name="P16" draw:layer="layout" svg:width="2.204cm" svg:height="1.89cm" svg:x="48.525cm" svg:y="17.755cm">
            <draw:text-box>
              <text:p text:style-name="P9"><text:span text:style-name="T7">Document deleted</text:span></text:p>
            </draw:text-box>
          </draw:frame>
        </draw:g>
        <draw:g draw:style-name="gr4">
          <draw:g draw:style-name="gr1">
            <draw:path draw:style-name="gr5" draw:text-style-name="P8" draw:layer="layout" svg:width="2.519cm" svg:height="2.519cm" svg:x="48.367cm" svg:y="21.305cm" svg:viewBox="0 0 2520 2520" svg:d="M0 1260c0-221 58-438 169-630 110-191 269-350 461-461 192-110 409-169 630-169s438 59 630 169c192 111 351 270 461 461 111 192 169 409 169 630 0 222-58 439-169 630-110 192-269 351-461 462-192 110-409 168-630 168s-438-58-630-168c-192-111-351-270-461-462-111-191-169-408-169-630z">
              <text:p/>
            </draw:path>
            <draw:path draw:style-name="gr14" draw:text-style-name="P2" draw:layer="layout" svg:width="2.519cm" svg:height="2.519cm" svg:x="48.367cm" svg:y="21.305cm" svg:viewBox="0 0 2520 2520" svg:d="M0 1260c0-221 58-438 169-630 110-191 269-350 461-461 192-110 409-169 630-169s438 59 630 169c192 111 351 270 461 461 111 192 169 409 169 630 0 222-58 439-169 630-110 192-269 351-461 462-192 110-409 168-630 168s-438-58-630-168c-192-111-351-270-461-462-111-191-169-408-169-630z">
              <text:p/>
            </draw:path>
          </draw:g>
          <draw:frame draw:style-name="gr28" draw:text-style-name="P10" draw:layer="layout" svg:width="2.204cm" svg:height="1.89cm" svg:x="48.525cm" svg:y="21.62cm">
            <draw:text-box>
              <text:p text:style-name="P9"><text:span text:style-name="T4">Other</text:span></text:p>
            </draw:text-box>
          </draw:frame>
        </draw:g>
        <draw:line draw:style-name="gr3" draw:text-style-name="P2" draw:layer="layout" svg:x1="46.803cm" svg:y1="18.7cm" svg:x2="48.367cm" svg:y2="18.7cm">
          <text:p/>
        </draw:line>
        <draw:frame draw:style-name="gr29" draw:text-style-name="P2" draw:layer="layout" svg:width="5.843cm" svg:height="3.23cm" svg:x="48.409cm" svg:y="23.695cm">
          <draw:text-box>
            <text:list text:style-name="L2">
              <text:list-item>
                <text:p text:style-name="P14"><text:span text:style-name="T5">Possible logical endpoints (Veterans, VBA, non-VA third parties, Home Health Agencies, non-VA pharmacies, Secretary of State offices, Insurance Companies, other)</text:span></text:p>
              </text:list-item>
            </text:list>
          </draw:text-box>
        </draw:frame>
        <draw:polygon draw:style-name="gr24" draw:text-style-name="P17" draw:layer="layout" svg:width="0.355cm" svg:height="0.355cm" svg:x="48.448cm" svg:y="24.07cm" svg:viewBox="0 0 356 356" draw:points="356,134 222,134 178,0 134,134 0,134 102,222 62,356 178,276 294,356 253,222">
          <text:p/>
        </draw:polygon>
        <draw:polyline draw:style-name="gr3" draw:text-style-name="P2" draw:layer="layout" svg:width="3.424cm" svg:height="2.311cm" svg:x="44.944cm" svg:y="20.254cm" svg:viewBox="0 0 3425 2312" draw:points="0,0 0,2312 3425,2312">
          <text:p/>
        </draw:polyline>
        <draw:polyline draw:style-name="gr3" draw:text-style-name="P2" draw:layer="layout" svg:width="3.424cm" svg:height="2.481cm" svg:x="44.944cm" svg:y="14.665cm" svg:viewBox="0 0 3425 2482" draw:points="0,2482 0,0 3425,0">
          <text:p/>
        </draw:polyline>
        <draw:polyline draw:style-name="gr21" draw:text-style-name="P2" draw:layer="layout" svg:width="6.152cm" svg:height="3.149cm" svg:x="21.461cm" svg:y="23.522cm" svg:viewBox="0 0 6153 3150" draw:points="6153,0 6153,476 0,476 0,3150">
          <text:p/>
        </draw:polyline>
        <draw:line draw:style-name="gr3" draw:text-style-name="P2" draw:layer="layout" svg:x1="27.592cm" svg:y1="16.701cm" svg:x2="27.613cm" svg:y2="15.889cm">
          <text:p/>
        </draw:line>
        <draw:line draw:style-name="gr3" draw:text-style-name="P2" draw:layer="layout" svg:x1="27.592cm" svg:y1="20.448cm" svg:x2="27.613cm" svg:y2="21.724cm">
          <text:p/>
        </draw:line>
        <draw:frame draw:style-name="gr8" draw:text-style-name="P2" draw:layer="layout" svg:width="8.632cm" svg:height="4.072cm" svg:x="17.82cm" svg:y="28.948cm">
          <draw:text-box>
            <text:list text:style-name="L2">
              <text:list-item>
                <text:p text:style-name="P14"><text:span text:style-name="T5">HIMS ability to process digital files eliminates delays associated with scanning physical documents</text:span></text:p>
              </text:list-item>
              <text:list-item>
                <text:p text:style-name="P14"><text:span text:style-name="T5">Ability to digitally tag HIMS eliminates need for courier and therefore delays associated with document transportation</text:span></text:p>
              </text:list-item>
              <text:list-item>
                <text:p text:style-name="P14"><text:span text:style-name="T5">HIMS office onsite would relieve backlog at VAMCs or expand HIMS team at VAMCs to account for backlog</text:span></text:p>
              </text:list-item>
              <text:list-item>
                <text:p text:style-name="P14"><text:span text:style-name="T5">Time to complete dependent on HIMS backlog</text:span></text:p>
              </text:list-item>
            </text:list>
          </draw:text-box>
        </draw:frame>
        <draw:polygon draw:style-name="gr24" draw:text-style-name="P17" draw:layer="layout" svg:width="0.428cm" svg:height="0.428cm" svg:x="17.794cm" svg:y="29.287cm" svg:viewBox="0 0 429 429" draw:points="429,161 268,161 214,0 161,161 0,161 123,268 74,429 214,333 354,429 305,268">
          <text:p/>
        </draw:polygon>
        <draw:polygon draw:style-name="gr24" draw:text-style-name="P17" draw:layer="layout" svg:width="0.428cm" svg:height="0.428cm" svg:x="17.794cm" svg:y="30.135cm" svg:viewBox="0 0 429 429" draw:points="429,161 268,161 214,0 161,161 0,161 123,268 74,429 214,333 354,429 305,268">
          <text:p/>
        </draw:polygon>
        <draw:polygon draw:style-name="gr24" draw:text-style-name="P17" draw:layer="layout" svg:width="0.428cm" svg:height="0.428cm" svg:x="17.794cm" svg:y="31.35cm" svg:viewBox="0 0 429 429" draw:points="429,161 268,161 214,0 161,161 0,161 123,268 74,429 214,333 354,429 305,268">
          <text:p/>
        </draw:polygon>
        <draw:path draw:style-name="gr24" draw:text-style-name="P17" draw:layer="layout" svg:width="0.294cm" svg:height="0.428cm" svg:x="17.923cm" svg:y="32.254cm" svg:viewBox="0 0 295 429" svg:d="M277 221c9 36-29 72-66 57-31-11-43-47-22-78 49-64 13-166-67-200 36 68-19 132-52 159-32 26-53 53-60 69-31 79 16 155 49 173-15-34-29-100 31-160 0 0-18 64 20 110 36 45 36 78 36 78 57 0 112-34 135-90 18-35 19-87-4-118z">
          <text:p/>
        </draw:path>
        <draw:g draw:style-name="gr4">
          <draw:g draw:style-name="gr1">
            <draw:polygon draw:style-name="gr5" draw:text-style-name="P8" draw:layer="layout" svg:width="3.413cm" svg:height="2.275cm" svg:x="36.621cm" svg:y="17.405cm" svg:viewBox="0 0 3414 2276" draw:points="0,2276 3414,2276 3414,0 0,0">
              <text:p/>
            </draw:polygon>
            <draw:polygon draw:style-name="gr14" draw:text-style-name="P2" draw:layer="layout" svg:width="3.413cm" svg:height="2.275cm" svg:x="36.621cm" svg:y="17.405cm" svg:viewBox="0 0 3414 2276" draw:points="0,2276 3414,2276 3414,0 0,0">
              <text:p/>
            </draw:polygon>
          </draw:g>
          <draw:frame draw:style-name="gr18" draw:text-style-name="P10" draw:layer="layout" svg:width="3.413cm" svg:height="2.275cm" svg:x="36.621cm" svg:y="17.405cm">
            <draw:text-box>
              <text:p text:style-name="P9"><text:span text:style-name="T4">See subprocess</text:span></text:p>
            </draw:text-box>
          </draw:frame>
        </draw:g>
        <draw:line draw:style-name="gr3" draw:text-style-name="P2" draw:layer="layout" svg:x1="34.955cm" svg:y1="18.543cm" svg:x2="36.621cm" svg:y2="18.543cm">
          <text:p/>
        </draw:line>
        <draw:frame draw:style-name="gr8" draw:text-style-name="P2" draw:layer="layout" svg:width="4.365cm" svg:height="4.493cm" svg:x="4.49cm" svg:y="20.445cm">
          <draw:text-box>
            <text:list text:style-name="L2">
              <text:list-item>
                <text:p text:style-name="P14"><text:span text:style-name="T5">During protected asynchronous care time, which is sufficient for providers to complete: </text:span></text:p>
              </text:list-item>
            </text:list>
            <text:p text:style-name="P12"><text:span text:style-name="T5"><text:s text:c="10"/></text:span><text:span text:style-name="T5">-document review</text:span></text:p>
            <text:p text:style-name="P12"><text:span text:style-name="T5"><text:s text:c="10"/></text:span><text:span text:style-name="T5">-CPRS alerts</text:span></text:p>
            <text:p text:style-name="P12"><text:span text:style-name="T5"><text:s text:c="10"/></text:span><text:span text:style-name="T5">-email</text:span></text:p>
            <text:p text:style-name="P12"><text:span text:style-name="T5"><text:s text:c="10"/></text:span><text:span text:style-name="T5">-etc.</text:span></text:p>
          </draw:text-box>
        </draw:frame>
        <draw:polygon draw:style-name="gr24" draw:text-style-name="P17" draw:layer="layout" svg:width="0.428cm" svg:height="0.428cm" svg:x="4.49cm" svg:y="20.806cm" svg:viewBox="0 0 429 429" draw:points="429,161 268,161 214,0 161,161 0,161 123,268 74,429 214,333 354,429 305,268">
          <text:p/>
        </draw:polygon>
        <draw:frame draw:style-name="gr8" draw:text-style-name="P2" draw:layer="layout" svg:width="4.365cm" svg:height="1.546cm" svg:x="19.803cm" svg:y="21.585cm">
          <draw:text-box>
            <text:list text:style-name="L2">
              <text:list-item>
                <text:p text:style-name="P14"><text:span text:style-name="T5">Assuming ability to digitally sign documents</text:span></text:p>
              </text:list-item>
            </text:list>
          </draw:text-box>
        </draw:frame>
        <draw:polygon draw:style-name="gr24" draw:text-style-name="P17" draw:layer="layout" svg:width="0.428cm" svg:height="0.428cm" svg:x="19.803cm" svg:y="21.723cm" svg:viewBox="0 0 429 429" draw:points="429,161 268,161 214,0 161,161 0,161 123,268 74,429 214,333 354,429 305,268">
          <text:p/>
        </draw:polygon>
        <draw:frame draw:style-name="gr30" draw:text-style-name="P2" draw:layer="layout" svg:width="1.743cm" svg:height="0.706cm" svg:x="27.614cm" svg:y="15.973cm">
          <draw:text-box>
            <text:p text:style-name="P13"><text:span text:style-name="T5">If none</text:span></text:p>
          </draw:text-box>
        </draw:frame>
        <draw:frame draw:style-name="gr30" draw:text-style-name="P2" draw:layer="layout" svg:width="1.743cm" svg:height="0.706cm" svg:x="29.678cm" svg:y="17.78cm">
          <draw:text-box>
            <text:p text:style-name="P13"><text:span text:style-name="T5">If other</text:span></text:p>
          </draw:text-box>
        </draw:frame>
        <draw:frame draw:style-name="gr30" draw:text-style-name="P2" draw:layer="layout" svg:width="3.413cm" svg:height="1.546cm" svg:x="27.842cm" svg:y="19.725cm">
          <draw:text-box>
            <text:p text:style-name="P13"><text:span text:style-name="T5">If file needs to be uploaded to patient chart</text:span></text:p>
          </draw:text-box>
        </draw:frame>
        <draw:frame draw:style-name="gr8" draw:text-style-name="P2" draw:layer="layout" svg:width="4.365cm" svg:height="1.967cm" svg:x="31.387cm" svg:y="20.422cm">
          <draw:text-box>
            <text:list text:style-name="L2">
              <text:list-item>
                <text:p text:style-name="P14"><text:span text:style-name="T5">Tag makes document available to tagged user + generates notification</text:span></text:p>
              </text:list-item>
            </text:list>
          </draw:text-box>
        </draw:frame>
        <draw:polygon draw:style-name="gr24" draw:text-style-name="P17" draw:layer="layout" svg:width="0.428cm" svg:height="0.428cm" svg:x="31.387cm" svg:y="20.771cm" svg:viewBox="0 0 429 429" draw:points="429,161 268,161 214,0 161,161 0,161 123,268 74,429 214,333 354,429 305,268">
          <text:p/>
        </draw:polygon>
        <draw:g draw:style-name="gr1">
          <draw:path draw:style-name="gr24" draw:text-style-name="P17" draw:layer="layout" svg:width="1.054cm" svg:height="0.876cm" svg:x="3.242cm" svg:y="1.436cm" svg:viewBox="0 0 1055 877" svg:d="M1049 808l-479-785c-13-22-42-29-66-18-7 4-14 10-18 18l-480 785c-12 22-5 50 18 63 8 4 16 6 25 6h957c27 0 49-21 49-46 0-8-2-16-6-23zM1027 843c-4 7-12 11-21 11h-957c-9 0-17-4-22-11-4-7-4-16 0-24l480-785c7-11 21-15 33-9 3 3 7 6 9 9l478 785c5 7 5 16 0 24z">
            <text:p/>
          </draw:path>
          <draw:path draw:style-name="gr31" draw:text-style-name="P2" draw:layer="layout" svg:width="1.054cm" svg:height="0.876cm" svg:x="3.242cm" svg:y="1.436cm" svg:viewBox="0 0 1055 877" svg:d="M1049 808l-479-785c-13-22-42-29-66-18-7 4-14 10-18 18l-480 785c-12 22-5 50 18 63 8 4 16 6 25 6h957c27 0 49-21 49-46 0-8-2-16-6-23zM1027 843c-4 7-12 11-21 11h-957c-9 0-17-4-22-11-4-7-4-16 0-24l480-785c7-11 21-15 33-9 3 3 7 6 9 9l478 785c5 7 5 16 0 24z">
            <text:p/>
          </draw:path>
        </draw:g>
        <draw:g draw:style-name="gr1">
          <draw:path draw:style-name="gr24" draw:text-style-name="P17" draw:layer="layout" svg:width="0.056cm" svg:height="0.052cm" svg:x="3.742cm" svg:y="2.121cm" svg:viewBox="0 0 57 53" svg:d="M28 53c-7 0-15-3-21-8-5-5-7-12-7-20 0-7 2-13 7-18 6-5 14-7 21-7 8 0 16 2 21 7 6 5 9 11 8 18 1 9-2 15-8 20-5 5-13 8-21 8z">
            <text:p/>
          </draw:path>
          <draw:path draw:style-name="gr31" draw:text-style-name="P2" draw:layer="layout" svg:width="0.056cm" svg:height="0.052cm" svg:x="3.742cm" svg:y="2.121cm" svg:viewBox="0 0 57 53" svg:d="M28 53c-7 0-15-3-21-8-5-5-7-12-7-20 0-7 2-13 7-18 6-5 14-7 21-7 8 0 16 2 21 7 6 5 9 11 8 18 1 9-2 15-8 20-5 5-13 8-21 8z">
            <text:p/>
          </draw:path>
        </draw:g>
        <draw:g draw:style-name="gr1">
          <draw:polygon draw:style-name="gr24" draw:text-style-name="P17" draw:layer="layout" svg:width="0.033cm" svg:height="0.366cm" svg:x="3.752cm" svg:y="1.676cm" svg:viewBox="0 0 34 367" draw:points="3,367 0,0 34,0 30,367">
            <text:p/>
          </draw:polygon>
          <draw:polygon draw:style-name="gr31" draw:text-style-name="P2" draw:layer="layout" svg:width="0.033cm" svg:height="0.366cm" svg:x="3.752cm" svg:y="1.676cm" svg:viewBox="0 0 34 367" draw:points="3,367 0,0 34,0 30,367">
            <text:p/>
          </draw:polygon>
        </draw:g>
        <draw:polyline draw:style-name="gr3" draw:text-style-name="P2" draw:layer="layout" svg:width="0.516cm" svg:height="2.471cm" svg:x="31.026cm" svg:y="4.377cm" svg:viewBox="0 0 517 2472" draw:points="0,0 517,0 517,2472">
          <text:p/>
        </draw:polyline>
        <draw:g draw:style-name="gr1">
          <draw:polygon draw:style-name="gr16" draw:text-style-name="P2" draw:layer="layout" svg:width="3.413cm" svg:height="0.715cm" svg:x="29.835cm" svg:y="9.156cm" svg:viewBox="0 0 3414 716" draw:points="0,716 3414,716 3414,0 0,0">
            <text:p/>
          </draw:polygon>
          <draw:frame draw:style-name="gr17" draw:text-style-name="P2" draw:layer="layout" svg:width="3.413cm" svg:height="0.715cm" svg:x="29.835cm" svg:y="9.156cm">
            <draw:text-box>
              <text:p text:style-name="P13"><text:span text:style-name="T5">(&lt;1) minute</text:span></text:p>
            </draw:text-box>
          </draw:frame>
        </draw:g>
        <draw:polygon draw:style-name="gr11" draw:text-style-name="P2" draw:layer="layout" svg:width="5.933cm" svg:height="6.35cm" svg:x="35.173cm" svg:y="5.07cm" svg:viewBox="0 0 5934 6351" draw:points="0,6351 5934,6351 5934,0 0,0">
          <text:p/>
        </draw:polygon>
        <draw:polyline draw:style-name="gr3" draw:text-style-name="P2" draw:layer="layout" svg:width="1.925cm" svg:height="0.424cm" svg:x="33.248cm" svg:y="7.986cm" svg:viewBox="0 0 1926 425" draw:points="0,0 933,0 933,425 1926,425">
          <text:p/>
        </draw:polyline>
        <draw:g draw:style-name="gr4">
          <draw:g draw:style-name="gr1">
            <draw:polygon draw:style-name="gr5" draw:text-style-name="P8" draw:layer="layout" svg:width="3.413cm" svg:height="2.046cm" svg:x="35.55cm" svg:y="5.159cm" svg:viewBox="0 0 3414 2047" draw:points="0,2047 3414,2047 3414,0 0,0">
              <text:p/>
            </draw:polygon>
            <draw:polygon draw:style-name="gr14" draw:text-style-name="P2" draw:layer="layout" svg:width="3.413cm" svg:height="2.046cm" svg:x="35.55cm" svg:y="5.159cm" svg:viewBox="0 0 3414 2047" draw:points="0,2047 3414,2047 3414,0 0,0">
              <text:p/>
            </draw:polygon>
          </draw:g>
          <draw:frame draw:style-name="gr32" draw:text-style-name="P10" draw:layer="layout" svg:width="3.413cm" svg:height="2.046cm" svg:x="35.55cm" svg:y="5.159cm">
            <draw:text-box>
              <text:p text:style-name="P9"><text:span text:style-name="T4">Document reviewed/processed by appropriate user</text:span></text:p>
            </draw:text-box>
          </draw:frame>
        </draw:g>
        <draw:frame draw:style-name="gr33" draw:text-style-name="P2" draw:layer="layout" svg:width="4.842cm" svg:height="1.967cm" svg:x="35.232cm" svg:y="3.053cm">
          <draw:text-box>
            <text:list text:style-name="L2">
              <text:list-item>
                <text:p text:style-name="P14"><text:span text:style-name="T8">User agnostic process, as document next steps could go to various users</text:span></text:p>
              </text:list-item>
            </text:list>
          </draw:text-box>
        </draw:frame>
        <draw:polygon draw:style-name="gr24" draw:text-style-name="P17" draw:layer="layout" svg:width="0.699cm" svg:height="0.706cm" svg:x="38.602cm" svg:y="6.817cm" svg:viewBox="0 0 700 707" draw:points="700,300 402,300 402,0 297,0 297,300 0,300 0,406 297,406 297,707 402,707 402,406 700,406">
          <text:p/>
        </draw:polygon>
        <draw:frame draw:style-name="gr8" draw:text-style-name="P2" draw:layer="layout" svg:width="5.933cm" svg:height="4.072cm" svg:x="35.173cm" svg:y="7.36cm">
          <draw:text-box>
            <text:list text:style-name="L2">
              <text:list-item>
                <text:p text:style-name="P14"><text:span text:style-name="T5">It is possible for this user to take action on the document and then route it to another user</text:span></text:p>
              </text:list-item>
              <text:list-item>
                <text:p text:style-name="P14"><text:span text:style-name="T5">Appropriate user may be HIMS if document needs to be uploaded to chart without Provider review/signature</text:span></text:p>
              </text:list-item>
              <text:list-item>
                <text:p text:style-name="P14"><text:span text:style-name="T5">See below for Provider review process</text:span></text:p>
              </text:list-item>
            </text:list>
          </draw:text-box>
        </draw:frame>
        <draw:polygon draw:style-name="gr24" draw:text-style-name="P17" draw:layer="layout" svg:width="0.428cm" svg:height="0.428cm" svg:x="35.193cm" svg:y="7.5cm" svg:viewBox="0 0 429 429" draw:points="429,161 268,161 214,0 161,161 0,161 123,268 74,429 214,333 354,429 305,268">
          <text:p/>
        </draw:polygon>
        <draw:polygon draw:style-name="gr24" draw:text-style-name="P17" draw:layer="layout" svg:width="0.428cm" svg:height="0.428cm" svg:x="35.202cm" svg:y="8.722cm" svg:viewBox="0 0 429 429" draw:points="429,161 268,161 214,0 161,161 0,161 123,268 74,429 214,333 354,429 305,268">
          <text:p/>
        </draw:polygon>
        <draw:polygon draw:style-name="gr24" draw:text-style-name="P17" draw:layer="layout" svg:width="0.428cm" svg:height="0.428cm" svg:x="35.202cm" svg:y="10.413cm" svg:viewBox="0 0 429 429" draw:points="429,161 268,161 214,0 161,161 0,161 123,268 74,429 214,333 354,429 305,268">
          <text:p/>
        </draw:polygon>
        <draw:polygon draw:style-name="gr24" draw:text-style-name="P17" draw:layer="layout" svg:width="0.428cm" svg:height="0.428cm" svg:x="35.257cm" svg:y="3.293cm" svg:viewBox="0 0 429 429" draw:points="429,161 268,161 214,0 161,161 0,161 123,268 74,429 214,333 354,429 305,268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4.61cm" fo:page-height="41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3T15:51:09.298979545</dc:date>
    <dc:language>en-US</dc:language>
    <meta:creation-date>2023-10-06T13:33:44Z</meta:creation-date>
    <meta:initial-creator>Guyer, Jack</meta:initial-creator>
    <meta:keyword>&lt;MSA&gt; &lt;MD&gt; &lt;Courier&gt;</meta:keyword>
    <meta:generator>LibreOffice/24.8.0.3$MacOSX_AARCH64 LibreOffice_project/0bdf1299c94fe897b119f97f3c613e9dca6be583</meta:generator>
    <meta:editing-duration>PT5M20S</meta:editing-duration>
    <meta:editing-cycles>1</meta:editing-cycles>
    <meta:document-statistic meta:object-count="258"/>
    <meta:template xlink:type="simple" xlink:actuate="onRequest" xlink:title="BASICD_U.vstx" xlink:href=""/>
  </office:meta>
</office:document-meta>
</file>